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500D1058198368A3248.jpg" manifest:media-type="image/jpeg"/>
  <manifest:file-entry manifest:full-path="Pictures/100000000000070B000003E9F2614675A06CA0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72pt" fo:font-weight="bold" officeooo:rsid="0009106f" officeooo:paragraph-rsid="0009106f" style:font-size-asian="72pt" style:font-weight-asian="bold" style:font-size-complex="72pt" style:font-weight-complex="bold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96pt" style:font-size-asian="96pt" style:font-size-complex="96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TEM</text:span> <text:span text:style-name="T1">Professional Development</text:span></text:p>
      <text:p text:style-name="P1"><text:span text:style-name="T1"/></text:p>
      <text:p text:style-name="P1"><draw:frame draw:style-name="fr1" draw:name="Image1" text:anchor-type="paragraph" svg:width="4.4417in" svg:height="2.7701in" draw:z-index="0"><draw:image xlink:href="Pictures/100000000000078000000500D1058198368A3248.jpg" xlink:type="simple" xlink:show="embed" xlink:actuate="onLoad"/></draw:frame><draw:frame draw:style-name="fr2" draw:name="Image2" text:anchor-type="paragraph" svg:width="6.9252in" svg:height="3.8445in" draw:z-index="1"><draw:image xlink:href="Pictures/100000000000070B000003E9F2614675A06CA03C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7:25:33.234000000</meta:creation-date>
    <meta:print-date>2016-12-03T07:27:27.586000000</meta:print-date>
    <dc:date>2016-12-03T07:30:24.368000000</dc:date>
    <meta:editing-duration>PT4M51S</meta:editing-duration>
    <meta:editing-cycles>2</meta:editing-cycles>
    <meta:generator>LibreOffice/5.0.3.2$Windows_x86 LibreOffice_project/e5f16313668ac592c1bfb310f4390624e3dbfb75</meta:generator>
    <meta:document-statistic meta:table-count="0" meta:image-count="2" meta:object-count="0" meta:page-count="1" meta:paragraph-count="1" meta:word-count="3" meta:character-count="29" meta:non-whitespace-character-count="27"/>
  </office:meta>
</office:document-meta>
</file>